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b78934" officeooo:paragraph-rsid="00001988" style:font-weight-asian="normal" style:font-weight-complex="normal"/>
    </style:style>
    <style:style style:name="P2" style:family="paragraph" style:parent-style-name="Standard">
      <style:text-properties officeooo:rsid="0063ad3a" officeooo:paragraph-rsid="00001988"/>
    </style:style>
    <style:style style:name="P3" style:family="paragraph" style:parent-style-name="Standard">
      <style:text-properties officeooo:rsid="002510fb" officeooo:paragraph-rsid="00001988"/>
    </style:style>
    <style:style style:name="P4" style:family="paragraph" style:parent-style-name="Standard">
      <style:text-properties fo:font-weight="bold" officeooo:rsid="00b78934" officeooo:paragraph-rsid="00001988" style:font-weight-asian="bold" style:font-weight-complex="bold"/>
    </style:style>
    <style:style style:name="P5" style:family="paragraph" style:parent-style-name="Standard">
      <style:text-properties officeooo:paragraph-rsid="00001988"/>
    </style:style>
    <style:style style:name="T1" style:family="text">
      <style:text-properties officeooo:rsid="00b9502c"/>
    </style:style>
    <style:style style:name="T2" style:family="text">
      <style:text-properties officeooo:rsid="005a74c7"/>
    </style:style>
    <style:style style:name="T3" style:family="text">
      <style:text-properties officeooo:rsid="005bfb60"/>
    </style:style>
    <style:style style:name="T4" style:family="text">
      <style:text-properties officeooo:rsid="005bfbd7"/>
    </style:style>
    <style:style style:name="T5" style:family="text">
      <style:text-properties officeooo:rsid="005c7d3e"/>
    </style:style>
    <style:style style:name="T6" style:family="text">
      <style:text-properties officeooo:rsid="005dd226"/>
    </style:style>
    <style:style style:name="T7" style:family="text">
      <style:text-properties officeooo:rsid="001e3ec9"/>
    </style:style>
    <style:style style:name="T8" style:family="text">
      <style:text-properties officeooo:rsid="005e5fdf"/>
    </style:style>
    <style:style style:name="T9" style:family="text">
      <style:text-properties officeooo:rsid="005eec54"/>
    </style:style>
    <style:style style:name="T10" style:family="text">
      <style:text-properties officeooo:rsid="005fdaf9"/>
    </style:style>
    <style:style style:name="T11" style:family="text">
      <style:text-properties officeooo:rsid="00202f73"/>
    </style:style>
    <style:style style:name="T12" style:family="text">
      <style:text-properties officeooo:rsid="0020c0bf"/>
    </style:style>
    <style:style style:name="T13" style:family="text">
      <style:text-properties officeooo:rsid="00619cae"/>
    </style:style>
    <style:style style:name="T14" style:family="text">
      <style:text-properties officeooo:rsid="0065b005"/>
    </style:style>
    <style:style style:name="T15" style:family="text">
      <style:text-properties officeooo:rsid="0078c76d"/>
    </style:style>
    <style:style style:name="T16" style:family="text">
      <style:text-properties officeooo:rsid="0076eb0a"/>
    </style:style>
    <style:style style:name="T17" style:family="text">
      <style:text-properties officeooo:rsid="0078dd41"/>
    </style:style>
    <style:style style:name="T18" style:family="text">
      <style:text-properties officeooo:rsid="00001988"/>
    </style:style>
    <style:style style:name="T19" style:family="text">
      <style:text-properties officeooo:rsid="00008b5b"/>
    </style:style>
    <style:style style:name="T20" style:family="text">
      <style:text-properties officeooo:rsid="000391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s hair is the same <text:span text:style-name="T19">colour</text:span> as the floor he steps on. <text:span text:style-name="T2">He </text:span>slouch<text:span text:style-name="T2">es</text:span> ever <text:span text:style-name="T2">so </text:span>slightly</text:p>
      <text:p text:style-name="P5">in his gait.</text:p>
      <text:p text:style-name="P5"/>
      <text:p text:style-name="P5">He carries a suitcase and wears a flat blue suit with a <text:span text:style-name="T3">uniform </text:span>red tie, his square</text:p>
      <text:p text:style-name="P5">shoulders hunched forward as if he was about to fall over from <text:span text:style-name="T4">carrying </text:span>the weariness</text:p>
      <text:p text:style-name="P5">of the world.</text:p>
      <text:p text:style-name="P5"/>
      <text:p text:style-name="P5">Wearing sunglasses, you can't see where he is looking at, but he does not</text:p>
      <text:p text:style-name="P5">seem to be in a hurry to <text:span text:style-name="T5">place</text:span> his order.</text:p>
      <text:p text:style-name="P5"/>
      <text:p text:style-name="P5">You remember the man as Takashi Honda, a man whom you've met a few years ago</text:p>
      <text:p text:style-name="P5">at this very place. He now sits on the same stool as the <text:span text:style-name="T19">one</text:span> where he first</text:p>
      <text:p text:style-name="P5">sat <text:span text:style-name="T19">on </text:span>when you first met him, and he does not move or respond to your head nod.</text:p>
      <text:p text:style-name="P5"/>
      <text:p text:style-name="P5">As you recall it, Takashi used to date a young woman when you met him for the first time, and they were so in love with each other that Takashi would stay at the Ramen Shop for hours <text:span text:style-name="T6">after he was done eating, </text:span>just to talk about her with you.</text:p>
      <text:p text:style-name="P5"/>
      <text:p text:style-name="P5">You smile at now nearly faded memories, and you continue swiping the counter, minding your own business <text:span text:style-name="T7">while </text:span>staying alert to his presence.</text:p>
      <text:p text:style-name="P5"/>
      <text:p text:style-name="P5">You think to yourself how odd it is for two people who have shared such strong emotions of their love for another person to be then mutually so withdrawn in that ensuing passage of time, as if two souls drifting like fleet wood on a sea of twinkling fireflies.</text:p>
      <text:p text:style-name="P5"><text:line-break/><text:span text:style-name="T8">The words “lonely men caught staring at the great blaze” echo in your mind.</text:span></text:p>
      <text:p text:style-name="P5"/>
      <text:p text:style-name="P5">Suddenly, <text:span text:style-name="T9">as if he supernaturally took </text:span>notice of his own presence <text:span text:style-name="T9">in your deep thoughts, Takatsu</text:span> waves at you with a <text:span text:style-name="T9">frangible </text:span>smile.</text:p>
      <text:p text:style-name="P5"/>
      <text:p text:style-name="P5">"Ramen-san, hi there."</text:p>
      <text:p text:style-name="P5"/>
      <text:p text:style-name="P5">You nod curtly to your <text:span text:style-name="T10">old </text:span>friend.</text:p>
      <text:p text:style-name="P5"/>
      <text:p text:style-name="P5">He leans over the counter, the sleeves of his suit tightening around his forearms like a <text:span text:style-name="T11">bracelet</text:span> of snakes choking <text:span text:style-name="T12">out the life of </text:span>a little rodent.</text:p>
      <text:p text:style-name="P5"/>
      <text:p text:style-name="P5">"<text:span text:style-name="T13">Been a while… Sorry for being such a weirdo all of a sudden. </text:span>I've had a rough week, really."</text:p>
      <text:p text:style-name="P5"/>
      <text:p text:style-name="P5">You look at him with concern <text:span text:style-name="T13">and give him your whole attention</text:span>.</text:p>
      <text:p text:style-name="P5"/>
      <text:p text:style-name="P5">"You know, the girl I was dating? Jenna Greens."</text:p>
      <text:p text:style-name="P5"/>
      <text:p text:style-name="P2">You nod.</text:p>
      <text:p text:style-name="P5"/>
      <text:p text:style-name="P5">Takashi can barely speak. You can't hear his voice anymore, and he withdraws</text:p>
      <text:p text:style-name="P5">to himself, seemingly muttering incomprehensible words.</text:p>
      <text:p text:style-name="P5"/>
      <text:p text:style-name="P5">"<text:span text:style-name="T18">We... We’re not together anymore. </text:span>It's over for us. She walked out on me for good."</text:p>
      <text:p text:style-name="P5"/>
      <text:p text:style-name="P5">The man stares at you in silence, and you can feel the man's sunglasses</text:p>
      <text:p text:style-name="P5">quiver a little bit, his eyes brows arching down slowly and his face</text:p>
      <text:p text:style-name="P5">slowly crumpling down, slowly crumpling down, ever so…</text:p>
      <text:p text:style-name="P5"><text:soft-page-break/></text:p>
      <text:p text:style-name="P5">What could you possibly reply to him? Words fail you, but you are the Ramen Shop</text:p>
      <text:p text:style-name="P5">Hero, a man who <text:span text:style-name="T20">knows the value of silence</text:span> <text:span text:style-name="T20">during these tough</text:span> moments of life. <text:span text:style-name="T14">All you need is to be there, and to serve good ramen.</text:span></text:p>
      <text:p text:style-name="P5"/>
      <text:p text:style-name="P5">You hear, in your spirit, your own words: "I will <text:span text:style-name="T15">cook </text:span>you <text:span text:style-name="T16">a </text:span>ramen so good that you will never feel like crying again. <text:span text:style-name="T17">No, you will cry tears of joy instead.</text:span> The memories of your girlfriend are important, but there are reasons in life to rejoice more than our losses, reasons which, as small as a cup of ramen, are worth living and fighting for."</text:p>
      <text:p text:style-name="P3"/>
      <text:p text:style-name="P4">Takashi’s Reaction</text:p>
      <text:p text:style-name="P4"/>
      <text:p text:style-name="P1">“<text:span text:style-name="T1">Thank you… I can barely contain my joy. If-if I had known that I could still be this happy after going through this painful moment, I would never have bothered to be sad in the first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24:57.962000000</meta:creation-date>
    <dc:date>2019-07-23T12:22:26.253191066</dc:date>
    <meta:editing-duration>PT13M45S</meta:editing-duration>
    <meta:editing-cycles>8</meta:editing-cycles>
    <meta:generator>LibreOffice/6.0.3.2$Linux_X86_64 LibreOffice_project/00m0$Build-2</meta:generator>
    <meta:document-statistic meta:table-count="0" meta:image-count="0" meta:object-count="0" meta:page-count="2" meta:paragraph-count="33" meta:word-count="586" meta:character-count="3061" meta:non-whitespace-character-count="2507"/>
  </office:meta>
</office:document-meta>
</file>